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/>
    <style:font-face style:name="나눔고딕2" svg:font-family="나눔고딕"/>
    <style:font-face style:name="돋움" svg:font-family="돋움"/>
    <style:font-face style:name="나눔고딕1" svg:font-family="나눔고딕" style:font-family-generic="modern"/>
    <style:font-face style:name="?? ??" svg:font-family="'?? ??'" style:font-family-generic="swiss"/>
    <style:font-face style:name="나눔고딕" svg:font-family="나눔고딕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9.737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0.382cm"/>
    </style:style>
    <style:style style:name="co10" style:family="table-column">
      <style:table-column-properties fo:break-before="auto" style:column-width="2.556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10.0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3.415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95cm"/>
    </style:style>
    <style:style style:name="co17" style:family="table-column">
      <style:table-column-properties fo:break-before="auto" style:column-width="2.671cm"/>
    </style:style>
    <style:style style:name="co18" style:family="table-column">
      <style:table-column-properties fo:break-before="auto" style:column-width="2.849cm"/>
    </style:style>
    <style:style style:name="co19" style:family="table-column">
      <style:table-column-properties fo:break-before="auto" style:column-width="2.372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0.794cm"/>
    </style:style>
    <style:style style:name="co22" style:family="table-column">
      <style:table-column-properties fo:break-before="auto" style:column-width="0.764cm"/>
    </style:style>
    <style:style style:name="co23" style:family="table-column">
      <style:table-column-properties fo:break-before="auto" style:column-width="0.824cm"/>
    </style:style>
    <style:style style:name="co24" style:family="table-column">
      <style:table-column-properties fo:break-before="auto" style:column-width="1.39cm"/>
    </style:style>
    <style:style style:name="co25" style:family="table-column">
      <style:table-column-properties fo:break-before="auto" style:column-width="6.272cm"/>
    </style:style>
    <style:style style:name="co26" style:family="table-column">
      <style:table-column-properties fo:break-before="auto" style:column-width="4.96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000000" style:font-name="?? ??" style:font-name-asian="?? ??1" style:font-name-complex="?? ??1"/>
    </style:style>
    <style:style style:name="ce2" style:family="table-cell" style:parent-style-name="Excel_20_Built-in_20_Normal" style:data-style-name="N0">
      <style:table-cell-properties fo:background-color="#f2dcdb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1" fo:font-weight="bold" style:font-name-asian="나눔고딕2" style:font-weight-asian="bold" style:font-name-complex="나눔고딕2" style:font-weight-complex="bold"/>
    </style:style>
    <style:style style:name="ce3" style:family="table-cell" style:parent-style-name="Excel_20_Built-in_20_Normal" style:data-style-name="N0">
      <style:table-cell-properties fo:background-color="#632523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style:font-name="나눔고딕1" fo:font-size="15pt" fo:font-weight="bold" style:font-name-asian="나눔고딕2" style:font-size-asian="15pt" style:font-weight-asian="bold" style:font-name-complex="나눔고딕2" style:font-size-complex="15pt" style:font-weight-complex="bold"/>
    </style:style>
    <style:style style:name="ce4" style:family="table-cell" style:parent-style-name="Excel_20_Built-in_20_Normal" style:data-style-name="N0">
      <style:table-cell-properties fo:background-color="#00cccc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1" fo:font-weight="bold" style:font-name-asian="나눔고딕2" style:font-weight-asian="bold" style:font-name-complex="나눔고딕2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1" style:font-name-asian="나눔고딕2" style:font-name-complex="나눔고딕2"/>
    </style:style>
    <style:style style:name="ce6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style:font-name-asian="나눔고딕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?? ??" style:font-name-asian="나눔고딕" style:font-name-complex="?? ??1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1" fo:font-weight="bold" style:font-name-asian="나눔고딕2" style:font-weight-asian="bold" style:font-name-complex="나눔고딕2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2dcdb" fo:border="0.002cm solid #000000"/>
    </style:style>
    <style:style style:name="ce1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나눔고딕1" style:font-name-asian="나눔고딕2" style:font-name-complex="나눔고딕2"/>
    </style:style>
    <style:style style:name="ce12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?? ??" style:font-name-asian="?? ??1" style:font-name-complex="?? ??1"/>
    </style:style>
    <style:style style:name="ce15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style:font-name="나눔고딕" fo:font-weight="bold" style:font-name-asian="나눔고딕" style:font-weight-asian="bold" style:font-weight-complex="bold"/>
    </style:style>
    <style:style style:name="ce16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style:font-name="나눔고딕" style:font-name-asian="나눔고딕"/>
    </style:style>
    <style:style style:name="ce1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나눔고딕" style:font-name-asian="나눔고딕" style:font-name-complex="?? ??1"/>
    </style:style>
    <style:style style:name="ce18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fo:font-weight="bold" style:font-name-asian="나눔고딕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나눔고딕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탬플릿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table:number-columns-spanned="11" table:number-rows-spanned="1"/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table:number-columns-spanned="11" table:number-rows-spanned="1"/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권한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2" office:value-type="string" table:number-columns-spanned="11" table:number-rows-spanned="1">
            <text:p>AUTR</text:p>
          </table:table-cell>
          <table:covered-table-cell table:number-columns-repeated="10" table:style-name="ce14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3" office:value-type="string" table:number-columns-spanned="11" table:number-rows-spanned="1">
            <text:p>권한 정보 테이블</text:p>
          </table:table-cell>
          <table:covered-table-cell table:number-columns-repeated="10" table:style-name="ce14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권한 번호</text:p>
          </table:table-cell>
          <table:table-cell table:style-name="ce5" office:value-type="string">
            <text:p>ano</text:p>
          </table:table-cell>
          <table:table-cell table:style-name="ce8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권한 이름</text:p>
          </table:table-cell>
          <table:table-cell table:style-name="ce5" office:value-type="string">
            <text:p>a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권한_사용자 매핑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5" office:value-type="string" table:number-columns-spanned="11" table:number-rows-spanned="1">
            <text:p>USER_AUTR</text:p>
          </table:table-cell>
          <table:covered-table-cell table:number-columns-repeated="10" table:style-name="ce1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6" office:value-type="string" table:number-columns-spanned="11" table:number-rows-spanned="1">
            <text:p>사용자 권한 테이블</text:p>
          </table:table-cell>
          <table:covered-table-cell table:number-columns-repeated="10" table:style-name="ce1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2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사용자 번호 참조(REFERENCES user(u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권한 번호</text:p>
          </table:table-cell>
          <table:table-cell table:style-name="ce5" office:value-type="string">
            <text:p>a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권한 테이블 권한 번호 참조(REFERENCES auth(a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사용자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8" office:value-type="string" table:number-columns-spanned="11" table:number-rows-spanned="1">
            <text:p>USER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사용자 정보 테이블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아이디</text:p>
          </table:table-cell>
          <table:table-cell table:style-name="ce5" office:value-type="string">
            <text:p>id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4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비밀번호</text:p>
          </table:table-cell>
          <table:table-cell table:style-name="ce5" office:value-type="string">
            <text:p>pw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20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일반회원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8" office:value-type="string" table:number-columns-spanned="11" table:number-rows-spanned="1">
            <text:p>MEMBER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일반 회원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일반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닉네임</text:p>
          </table:table-cell>
          <table:table-cell table:style-name="ce5" office:value-type="string">
            <text:p>nic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4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이름</text:p>
          </table:table-cell>
          <table:table-cell table:style-name="ce5" office:value-type="string">
            <text:p>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3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주소</text:p>
          </table:table-cell>
          <table:table-cell table:style-name="ce5" office:value-type="string">
            <text:p>add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체형</text:p>
          </table:table-cell>
          <table:table-cell table:style-name="ce5" office:value-type="string">
            <text:p>body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30 CHAR</text:p>
          </table:table-cell>
          <table:table-cell table:style-name="ce5" table:number-columns-repeated="6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목표치</text:p>
          </table:table-cell>
          <table:table-cell table:style-name="ce5" office:value-type="string">
            <text:p>goa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0 CHAR</text:p>
          </table:table-cell>
          <table:table-cell table:style-name="ce5" table:number-columns-repeated="6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PT희망 여부</text:p>
          </table:table-cell>
          <table:table-cell table:style-name="ce5" office:value-type="string">
            <text:p>pagree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NO'</text:p>
          </table:table-cell>
          <table:table-cell table:style-name="ce11" office:value-type="string">
            <text:p>(pagree IN('Y','N'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PT희망 시간</text:p>
          </table:table-cell>
          <table:table-cell table:style-name="ce5" office:value-type="string">
            <text:p>ptime</text:p>
          </table:table-cell>
          <table:table-cell table:style-name="ce8" office:value-type="string">
            <text:p>DATE</text:p>
          </table:table-cell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5" office:value-type="string">
            <text:p>활동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Y'</text:p>
          </table:table-cell>
          <table:table-cell table:style-name="ce11" office:value-type="string">
            <text:p>(isshow IN('Y','N'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number-columns-repeated="3"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일반 회원 이미지 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MIMG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일반 회원 이미지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이미지 번호</text:p>
          </table:table-cell>
          <table:table-cell table:style-name="ce5" office:value-type="string">
            <text:p>i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파일명</text:p>
          </table:table-cell>
          <table:table-cell table:style-name="ce5" office:value-type="string">
            <text:p>i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파일크기</text:p>
          </table:table-cell>
          <table:table-cell table:style-name="ce5" office:value-type="string">
            <text:p>isiz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파일경로</text:p>
          </table:table-cell>
          <table:table-cell table:style-name="ce5" office:value-type="string">
            <text:p>iloc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일반 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일반 회원 정보 테이블 참조(REFERENCES member(m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트레이너 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3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TRAINER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트레이너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트레이너 번호 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닉네임</text:p>
          </table:table-cell>
          <table:table-cell table:style-name="ce5" office:value-type="string">
            <text:p>nic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4 CHAR 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이름</text:p>
          </table:table-cell>
          <table:table-cell table:style-name="ce5" office:value-type="string">
            <text:p>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3 CHAR 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주소</text:p>
          </table:table-cell>
          <table:table-cell table:style-name="ce5" office:value-type="string">
            <text:p>add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경력</text:p>
          </table:table-cell>
          <table:table-cell table:style-name="ce5" office:value-type="string">
            <text:p>caree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소개글</text:p>
          </table:table-cell>
          <table:table-cell table:style-name="ce5" office:value-type="string">
            <text:p>info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활동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사용자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트레이너 회원 이미지" table:style-name="ta1" table:print="false">
        <table:table-column table:style-name="co1" table:default-cell-style-name="ce1"/>
        <table:table-column table:style-name="co2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TIMG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트레이너 회원 이미지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이미지 번호</text:p>
          </table:table-cell>
          <table:table-cell table:style-name="ce5" office:value-type="string">
            <text:p>i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파일명</text:p>
          </table:table-cell>
          <table:table-cell table:style-name="ce5" office:value-type="string">
            <text:p>i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파일크기</text:p>
          </table:table-cell>
          <table:table-cell table:style-name="ce5" office:value-type="string">
            <text:p>isiz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파일경로</text:p>
          </table:table-cell>
          <table:table-cell table:style-name="ce5" office:value-type="string">
            <text:p>iloc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설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HFACILITY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시설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시설 번호</text:p>
          </table:table-cell>
          <table:table-cell table:style-name="ce5" office:value-type="string">
            <text:p>f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시설명</text:p>
          </table:table-cell>
          <table:table-cell table:style-name="ce5" office:value-type="string">
            <text:p>f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2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20 CHAR</text:p>
          </table:table-cell>
          <table:table-cell table:style-name="ce5"/>
          <table:table-cell table:style-name="ce19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시설 주소 </text:p>
          </table:table-cell>
          <table:table-cell table:style-name="ce5" office:value-type="string">
            <text:p>add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사업자 등록 번호</text:p>
          </table:table-cell>
          <table:table-cell table:style-name="ce5" office:value-type="string">
            <text:p>licens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사용자 번호 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설소속 트레이너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FTJOIN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시설 소속 트레이너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시설 회원 번호</text:p>
          </table:table-cell>
          <table:table-cell table:style-name="ce5" office:value-type="string">
            <text:p>f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시설 회원 정보 테이블 참조(REFERENCES hfacility(f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PT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PT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일반 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일반 회원 정보 테이블 참조(REFERENCES member(m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진행</text:p>
          </table:table-cell>
          <table:table-cell table:style-name="ce5" office:value-type="string">
            <text:p>ISING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Y'</text:p>
          </table:table-cell>
          <table:table-cell table:style-name="ce11" office:value-type="string">
            <text:p>(ising IN('Y','N'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회원 운동일지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3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PTLOG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회원운동일지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일지 번호</text:p>
          </table:table-cell>
          <table:table-cell table:style-name="ce5" office:value-type="string">
            <text:p>l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일반 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일반 회원 정보 테이블 참조(REFERENCES member(m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9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운동 일시</text:p>
          </table:table-cell>
          <table:table-cell table:style-name="ce5" office:value-type="string">
            <text:p>ltime</text:p>
          </table:table-cell>
          <table:table-cell table:style-name="ce8" office:value-type="string">
            <text:p>DATE</text:p>
          </table:table-cell>
          <table:table-cell table:style-name="ce5" table:number-columns-repeated="4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sysdate</text:p>
          </table:table-cell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컨디션</text:p>
          </table:table-cell>
          <table:table-cell table:style-name="ce5" office:value-type="string">
            <text:p>con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운동명</text:p>
          </table:table-cell>
          <table:table-cell table:style-name="ce5" office:value-type="string">
            <text:p>ex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운동부위</text:p>
          </table:table-cell>
          <table:table-cell table:style-name="ce5" office:value-type="string">
            <text:p>expart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댓글" table:style-name="ta2" table:print="false">
        <table:table-column table:style-name="co15" table:default-cell-style-name="Default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8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5" table:number-columns-repeated="2" table:default-cell-style-name="ce5"/>
        <table:table-column table:style-name="co25" table:default-cell-style-name="ce11"/>
        <table:table-row table:style-name="ro4"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3" office:value-type="string" table:number-columns-spanned="11" table:number-rows-spanned="1">
            <text:p>reply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3" office:value-type="string" table:number-columns-spanned="11" table:number-rows-spanned="1">
            <text:p>답글 게시판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댓글번호</text:p>
          </table:table-cell>
          <table:table-cell office:value-type="string">
            <text:p>r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댓글내용</text:p>
          </table:table-cell>
          <table:table-cell office:value-type="string">
            <text:p>rcon</text:p>
          </table:table-cell>
          <table:table-cell office:value-type="string">
            <text:p>VARCHAR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상위글 번호</text:p>
          </table:table-cell>
          <table:table-cell office:value-type="string">
            <text:p>upn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/>
          <table:table-cell table:style-name="ce20" office:value-type="string">
            <text:p>O</text:p>
          </table:table-cell>
          <table:table-cell table:number-columns-repeated="4"/>
          <table:table-cell office:value-type="string">
            <text:p>게시글 또는 그 게시글의 댓글을 참조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</table:table>
      <table:table table:name="트레이너 게시판" table:style-name="ta2" table:print="false">
        <table:table-column table:style-name="co15" table:default-cell-style-name="Default"/>
        <table:table-column table:style-name="co15" table:number-columns-repeated="3" table:default-cell-style-name="ce5"/>
        <table:table-column table:style-name="co15" table:default-cell-style-name="ce8"/>
        <table:table-column table:style-name="co15" table:number-columns-repeated="7" table:default-cell-style-name="ce5"/>
        <table:table-column table:style-name="co26" table:default-cell-style-name="ce11"/>
        <table:table-row table:style-name="ro4"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3" office:value-type="string" table:number-columns-spanned="11" table:number-rows-spanned="1">
            <text:p>trainer board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3" office:value-type="string" table:number-columns-spanned="11" table:number-rows-spanned="1">
            <text:p>트레이너 게시판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게시글 번호</text:p>
          </table:table-cell>
          <table:table-cell office:value-type="string">
            <text:p>t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게시글 이름</text:p>
          </table:table-cell>
          <table:table-cell office:value-type="string">
            <text:p>tname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트레이너 번호</text:p>
          </table:table-cell>
          <table:table-cell office:value-type="string">
            <text:p>tnum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table:style-name="ce20" office:value-type="string">
            <text:p>O</text:p>
          </table:table-cell>
          <table:table-cell table:number-columns-repeated="4"/>
          <table:table-cell office:value-type="string">
            <text:p>트레이너 고객 정보 가져오기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등록일자</text:p>
          </table:table-cell>
          <table:table-cell office:value-type="string">
            <text:p>hiredate</text:p>
          </table:table-cell>
          <table:table-cell office:value-type="string">
            <text:p>DATA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게시글 내용</text:p>
          </table:table-cell>
          <table:table-cell office:value-type="string">
            <text:p>tcon</text:p>
          </table:table-cell>
          <table:table-cell office:value-type="string">
            <text:p>VARCHAR2</text:p>
          </table:table-cell>
          <table:table-cell office:value-type="float" office:value="400">
            <text:p>400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삭제여부</text:p>
          </table:table-cell>
          <table:table-cell office:value-type="string">
            <text:p>isshow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Y</text:p>
          </table:table-cell>
          <table:table-cell office:value-type="string">
            <text:p>CHECK(isshow IN(‘Y’,’N’))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/>
    <style:font-face style:name="나눔고딕2" svg:font-family="나눔고딕"/>
    <style:font-face style:name="돋움" svg:font-family="돋움"/>
    <style:font-face style:name="나눔고딕1" svg:font-family="나눔고딕" style:font-family-generic="modern"/>
    <style:font-face style:name="?? ??" svg:font-family="'?? ??'" style:font-family-generic="swiss"/>
    <style:font-face style:name="나눔고딕" svg:font-family="나눔고딕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middle"/>
      <style:text-properties fo:color="#000000" style:font-name="?? ??" style:font-name-asian="?? ??1" style:font-name-complex="?? ??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shadow="none" fo:background-color="transparent" style:print-page-order="ltr" style:first-page-number="continue" style:scale-to="100%" style:print="charts drawings objects">
        <style:background-image/>
      </style:page-layout-properties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2020-05-08</text:date>, <text:time>22:23:1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광호광호</meta:initial-creator>
    <meta:creation-date>2020-02-23T11:34:27Z</meta:creation-date>
    <dc:date>2020-05-08T22:23:16.09</dc:date>
    <meta:editing-cycles>29</meta:editing-cycles>
    <meta:editing-duration>P2DT3M43S</meta:editing-duration>
    <meta:document-statistic meta:table-count="14" meta:cell-count="919" meta:object-count="0"/>
  </office:meta>
</office:document-meta>
</file>